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DejaVu Sans1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fo:font-size="11pt" style:font-size-asian="9.60000038146973pt" style:font-size-complex="11pt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margin-left="0.873cm" fo:margin-right="0cm" fo:line-height="150%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.873cm" fo:margin-right="0cm" fo:line-height="150%" fo:text-indent="0cm" style:auto-text-indent="false"/>
      <style:text-properties fo:font-size="10pt" style:font-size-asian="10pt" style:font-size-complex="10pt"/>
    </style:style>
    <style:style style:name="P9" style:family="paragraph" style:parent-style-name="Text_20_body" style:list-style-name="L1">
      <style:paragraph-properties fo:margin-left="-0.265cm" fo:margin-right="0cm" fo:margin-top="0cm" fo:margin-bottom="0.212cm" fo:line-height="150%" fo:text-indent="0cm" style:auto-text-indent="false">
        <style:tab-stops>
          <style:tab-stop style:position="0.265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 style:list-style-name="L1">
      <style:paragraph-properties fo:margin-left="-0.265cm" fo:margin-right="0cm" fo:margin-top="0cm" fo:margin-bottom="0.212cm" fo:line-height="150%" fo:text-indent="0cm" style:auto-text-indent="false">
        <style:tab-stops>
          <style:tab-stop style:position="0.265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cm" fo:margin-bottom="0cm" fo:line-height="100%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.847cm" fo:margin-right="0cm" fo:margin-top="0cm" fo:margin-bottom="0cm" fo:line-height="100%" fo:text-indent="0cm" style:auto-text-indent="false"/>
    </style:style>
    <style:style style:name="P13" style:family="paragraph" style:parent-style-name="Text_20_body">
      <style:paragraph-properties fo:margin-left="0.847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.847cm" fo:margin-right="0cm" fo:margin-top="0cm" fo:margin-bottom="0cm" fo:line-height="100%" fo:text-indent="0cm" style:auto-text-indent="false" fo:break-before="page"/>
      <style:text-properties fo:font-size="10pt" style:font-size-asian="10pt" style:font-size-complex="10pt"/>
    </style:style>
    <style:style style:name="P15" style:family="paragraph" style:parent-style-name="Heading_20_1" style:list-style-name="L1">
      <style:paragraph-properties fo:line-height="150%"/>
    </style:style>
    <style:style style:name="P16" style:family="paragraph" style:parent-style-name="Heading_20_1" style:list-style-name="L1">
      <style:paragraph-properties fo:line-height="150%"/>
    </style:style>
    <style:style style:name="P17" style:family="paragraph" style:parent-style-name="Heading_20_1" style:list-style-name="L1">
      <style:paragraph-properties fo:line-height="150%"/>
    </style:style>
    <style:style style:name="P18" style:family="paragraph" style:parent-style-name="Heading_20_1" style:list-style-name="L1">
      <style:paragraph-properties fo:line-height="150%"/>
    </style:style>
    <style:style style:name="P19" style:family="paragraph" style:parent-style-name="Heading_20_1" style:list-style-name="L1">
      <style:paragraph-properties fo:line-height="150%"/>
    </style:style>
    <style:style style:name="P20" style:family="paragraph" style:parent-style-name="Header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22"><text:s/>1 Introducción<text:tab/>3</text:p>
          <text:p text:style-name="P22"><text:s/>2 Problema<text:tab/>3</text:p>
          <text:p text:style-name="P22"><text:s/>3 Código Fuente<text:tab/>3</text:p>
          <text:p text:style-name="P22"><text:s/>4 Resultado<text:tab/>8</text:p>
          <text:p text:style-name="P22"><text:s/>5 Conclusiones<text:tab/>9</text:p>
        </text:index-body>
      </text:table-of-content>
      <text:p text:style-name="P3"/>
      <text:p text:style-name="P4">Proyecto Asembler</text:p>
      <text:p text:style-name="P1">SERIE FIBONACCI</text:p>
      <text:p text:style-name="P1">en GNU/Linux</text:p>
      <text:p text:style-name="P3"/>
      <text:list text:style-name="L1">
        <text:list-item>
          <text:h text:style-name="P15" text:outline-level="1">Introducción</text:h>
          <text:p text:style-name="P9">Como Tema de Trabajo final para el curso de Arquitectura de Computadores desarrollaremos un proyecto usando asembler y linux. </text:p>
          <text:p text:style-name="P9"/>
        </text:list-item>
        <text:list-item>
          <text:h text:style-name="P15" text:outline-level="1">Problema</text:h>
        </text:list-item>
      </text:list>
      <text:p text:style-name="P7">El problema trata de resolver la Serie de Fibonacci <text:s/>usando el lenguaje de Asembler usando el compilador nasm<text:note text:id="ftn0" text:note-class="footnote"><text:note-citation>1</text:note-citation><text:note-body><text:p text:style-name="P8">- the Netwide Assembler - portable 80x86 assembler</text:p></text:note-body></text:note> en un GNU/Linux Debian de kernel 2.6.18-4-686. </text:p>
      <text:p text:style-name="P7"/>
      <text:list text:style-name="L1" text:continue-numbering="true">
        <text:list-item>
          <text:h text:style-name="P15" text:outline-level="1">Código Fuente</text:h>
        </text:list-item>
      </text:list>
      <text:p text:style-name="P11">;</text:p>
      <text:p text:style-name="P11">; Universidad Nacional de Ingenieria</text:p>
      <text:p text:style-name="P11">; Arquitectura de Computadores</text:p>
      <text:p text:style-name="P11">; Presentacion de la Serie de Fibonacci</text:p>
      <text:p text:style-name="P11">;</text:p>
      <text:p text:style-name="P11">;****************************************************************************</text:p>
      <text:p text:style-name="P11">;</text:p>
      <text:p text:style-name="P11">; nasm -o linux.o -f elf linux.asm</text:p>
      <text:p text:style-name="P11">; ld -s -o linux linux.o</text:p>
      <text:p text:style-name="P11">;</text:p>
      <text:p text:style-name="P11">;****************************************************************************</text:p>
      <text:p text:style-name="P11">; Constantes a Modificar</text:p>
      <text:p text:style-name="P11">;****************************************************************************</text:p>
      <text:p text:style-name="P11">; </text:p>
      <text:p text:style-name="P11"><text:tab/>maxTerms <text:s text:c="3"/>equ 50 ; numero de terminos de la serie a calcular</text:p>
      <text:p text:style-name="P11"></text:p>
      <text:p text:style-name="P11">;****************************************************************************</text:p>
      <text:p text:style-name="P11">;</text:p>
      <text:p text:style-name="P11">; digitos = terminos * log(phi) + log(sqrt(5))/log(phi)</text:p>
      <text:p text:style-name="P11">;</text:p>
      <text:p text:style-name="P11">; Numero de digitos que se usaran en el proceso de calculo</text:p>
      <text:p text:style-name="P11">; </text:p>
      <text:p text:style-name="P11"><text:s text:c="8"/>digits<text:tab/> <text:s text:c="3"/>equ (maxTerms*209+1673)/1000<text:tab/></text:p>
      <text:p text:style-name="P11">;</text:p>
      <text:p text:style-name="P11">;</text:p>
      <text:p text:style-name="P11"><text:tab/>cntDigits <text:s text:c="2"/>equ 8<text:tab/>; numero de digitos a contar</text:p>
      <text:p text:style-name="P11"></text:p>
      <text:p text:style-name="P11">section .text</text:p>
      <text:p text:style-name="P11"><text:s text:c="4"/>global _start</text:p>
      <text:p text:style-name="P11">;****************************************************************************</text:p>
      <text:p text:style-name="P11">;****************************************************************************</text:p>
      <text:p text:style-name="P11">_start:<text:tab/></text:p>
      <text:p text:style-name="P11">; Iniciando dos numeros continuos</text:p>
      <text:p text:style-name="P11">;</text:p>
      <text:p text:style-name="P11"><text:tab/>mov<text:tab/>eax,'0000'<text:tab/><text:tab/>; initializando todos en ceros ASCII</text:p>
      <text:p text:style-name="P11"><text:tab/>mov<text:tab/>edi,num1<text:tab/><text:tab/>; </text:p>
      <text:p text:style-name="P11"><text:tab/>mov<text:tab/>ecx,1+digits/2<text:tab/>; Para 4 bytes se tomara un tiempo mayor</text:p>
      <text:p text:style-name="P11"><text:tab/>cld<text:tab/><text:tab/><text:tab/>; Iniciando de baja a alta memoria</text:p>
      <text:p text:style-name="P11"><text:tab/>rep<text:tab/>stosd<text:tab/><text:tab/>; escribiendo los datos</text:p>
      <text:p text:style-name="P11"><text:tab/>inc<text:tab/>eax<text:tab/><text:tab/>; haciendo ceros</text:p>
      <text:p text:style-name="P11"><text:tab/>mov<text:tab/>[num2 + digits - 1],al ; el ultimo digito es uno</text:p>
      <text:p text:style-name="P11"><text:tab/>mov<text:tab/>[counter + cntDigits - 1],al ; </text:p>
      <text:p text:style-name="P11"><text:tab/>mov<text:tab/>dword [msg2],middle</text:p>
      <text:p text:style-name="P11"></text:p>
      <text:p text:style-name="P11"><text:tab/>mov<text:tab/>ebp,[msd2]</text:p>
      <text:p text:style-name="P11"><text:tab/>jmp<text:tab/>.bottom<text:tab/><text:tab/>; terminamos la inicializacion y comenzamos</text:p>
      <text:p text:style-name="P11"></text:p>
      <text:p text:style-name="P11">.top</text:p>
      <text:p text:style-name="P11"><text:tab/>; agregando los numeros num2 a num1</text:p>
      <text:p text:style-name="P11"><text:tab/>mov<text:tab/>edi,num1+digits-1</text:p>
      <text:p text:style-name="P11"><text:tab/>mov<text:tab/>esi,num2+digits-1</text:p>
      <text:p text:style-name="P11"><text:tab/>mov<text:tab/>ecx,digits<text:tab/>; </text:p>
      <text:p text:style-name="P11"><text:tab/>mov<text:tab/>ebp,[msd1]<text:tab/>;</text:p>
      <text:p text:style-name="P11"><text:tab/>call<text:tab/>AgregandoNumeros ; num1 += num2</text:p>
      <text:p text:style-name="P11"><text:tab/>mov<text:tab/>[msd1],ebp<text:tab/>;</text:p>
      <text:p text:style-name="P11"><text:tab/>inc<text:tab/>ebp</text:p>
      <text:p text:style-name="P11"><text:tab/>mov<text:tab/>ebx,num1+digits</text:p>
      <text:p text:style-name="P11"><text:tab/>sub<text:tab/>ebx,ebp<text:tab/><text:tab/>; recogiendo el tamanhio en ebx</text:p>
      <text:p text:style-name="P11"><text:tab/>call<text:tab/>Impresion<text:tab/>;</text:p>
      <text:p text:style-name="P11"><text:tab/>dec<text:tab/>dword [term]<text:tab/>; decrementando el bucle </text:p>
      <text:p text:style-name="P11"><text:tab/>jz<text:tab/>.done<text:tab/><text:tab/>;</text:p>
      <text:p text:style-name="P11"></text:p>
      <text:p text:style-name="P11"><text:tab/>; agregando los numeros num1 a num2</text:p>
      <text:p text:style-name="P11"><text:tab/>mov<text:tab/>edi,num2+digits-1</text:p>
      <text:p text:style-name="P11"><text:tab/>mov<text:tab/>esi,num1+digits-1</text:p>
      <text:p text:style-name="P11"><text:tab/>mov<text:tab/>ecx,digits<text:tab/>;</text:p>
      <text:p text:style-name="P11"><text:tab/>mov<text:tab/>ebp,[msd2]<text:tab/>;</text:p>
      <text:p text:style-name="P11"><text:tab/>call<text:tab/>AgregandoNumeros<text:tab/>; num2 += num1</text:p>
      <text:p text:style-name="P11"><text:tab/>mov<text:tab/>[msd2],ebp<text:tab/>;</text:p>
      <text:p text:style-name="P11"><text:tab/>inc<text:tab/>ebp</text:p>
      <text:p text:style-name="P11">.bottom</text:p>
      <text:p text:style-name="P11"><text:tab/>mov<text:tab/>ebx,num2+digits</text:p>
      <text:p text:style-name="P11"><text:tab/>sub<text:tab/>ebx,ebp<text:tab/><text:tab/>; recogiendo el tamanhio en ebx</text:p>
      <text:p text:style-name="P11"><text:tab/>call<text:tab/>Impresion<text:tab/>;</text:p>
      <text:p text:style-name="P11"><text:tab/>dec<text:tab/>dword [term]<text:tab/>; decrementando el bucle</text:p>
      <text:p text:style-name="P11"><text:tab/>jnz<text:tab/>.top<text:tab/><text:tab/>;</text:p>
      <text:p text:style-name="P11">.done</text:p>
      <text:p text:style-name="P11"><text:tab/>call<text:tab/>CRLF<text:tab/><text:tab/>; finalizando con CRLF</text:p>
      <text:p text:style-name="P11"><text:tab/>mov<text:tab/>ebx,0<text:tab/><text:tab/>; saliendo del cidig oexit </text:p>
      <text:p text:style-name="P11"><text:tab/>mov<text:tab/>eax,1h<text:tab/><text:tab/>; sys_exit</text:p>
      <text:p text:style-name="P11"><text:tab/>int<text:tab/>80h<text:tab/><text:tab/>;</text:p>
      <text:p text:style-name="P11"></text:p>
      <text:p text:style-name="P11">;****************************************************************************</text:p>
      <text:p text:style-name="P11">;</text:p>
      <text:p text:style-name="P11">; Impresion</text:p>
      <text:p text:style-name="P11">;</text:p>
      <text:p text:style-name="P11">; Fibonacci(1): 1</text:p>
      <text:p text:style-name="P11">; Fibonacci(2): 1</text:p>
      <text:p text:style-name="P11">; Fibonacci(3): 2</text:p>
      <text:p text:style-name="P11">; Fibonacci(4): 3</text:p>
      <text:p text:style-name="P11">;</text:p>
      <text:p text:style-name="P11">; DESTRUIR: eax, ecx, edx, edi</text:p>
      <text:p text:style-name="P11">;</text:p>
      <text:p text:style-name="P11">;****************************************************************************</text:p>
      <text:p text:style-name="P11">Impresion:</text:p>
      <text:p text:style-name="P11"><text:tab/>push<text:tab/>ebx</text:p>
      <text:p text:style-name="P11"><text:tab/>mov<text:tab/>ecx,eol<text:tab/><text:tab/>; imprimiendo y combinando CRLF y <text:s/>msg1</text:p>
      <text:p text:style-name="P11"><text:tab/>mov<text:tab/>edx,msg1len+eollen <text:s text:c="2"/>; </text:p>
      <text:p text:style-name="P11"><text:tab/>call<text:tab/>ImpresionCadena<text:tab/>;</text:p>
      <text:p text:style-name="P11"></text:p>
      <text:p text:style-name="P11"><text:tab/>mov<text:tab/>edi,counter<text:tab/>; imprimiendo el contador <text:s/>and msg2</text:p>
      <text:p text:style-name="P11"><text:tab/>mov<text:tab/>ecx,cntDigits + msg2len<text:tab/>;</text:p>
      <text:p text:style-name="P11"><text:tab/>call<text:tab/>ImpresionNumeroCadena</text:p>
      <text:p text:style-name="P11"></text:p>
      <text:p text:style-name="P11"><text:tab/>call<text:tab/>IncrementandoContador<text:tab/>; Tambien incrementando el contador</text:p>
      <text:p text:style-name="P11"></text:p>
      <text:p text:style-name="P11"><text:tab/>mov<text:tab/>ecx,ebp<text:tab/><text:tab/>; obtiendo el puntero</text:p>
      <text:p text:style-name="P11"><text:tab/>pop<text:tab/>edx<text:tab/><text:tab/>; encontrando el tamanhio</text:p>
      <text:p text:style-name="P11"><text:tab/>jmp<text:tab/>ImpresionCadena<text:tab/>;</text:p>
      <text:p text:style-name="P11"></text:p>
      <text:p text:style-name="P11">;****************************************************************************</text:p>
      <text:p text:style-name="P11">;</text:p>
      <text:p text:style-name="P11">; ImprimesionNumeroCadena </text:p>
      <text:p text:style-name="P11">;</text:p>
      <text:p text:style-name="P11">; ENTRADA: <text:s text:c="4"/>ds:edi ==&gt; numero cadena, ecx = maximo tamanhio de cadena</text:p>
      <text:p text:style-name="P11">; SALIDA: <text:s text:c="3"/>CF , EAX = error en recoger el codigo</text:p>
      <text:p text:style-name="P11">; DESTRUIR: eax, ecx, edx, edi</text:p>
      <text:p text:style-name="P11">;</text:p>
      <text:p text:style-name="P11">;****************************************************************************</text:p>
      <text:p text:style-name="P11">ImpresionNumeroCadena:</text:p>
      <text:p text:style-name="P11"><text:tab/>; Primero scanear el primer byte no cero</text:p>
      <text:p text:style-name="P11"><text:tab/>mov<text:tab/>al,'0'<text:tab/><text:tab/>; </text:p>
      <text:p text:style-name="P11"><text:tab/>cld<text:tab/><text:tab/><text:tab/>; scaneando desde MSD to LSD</text:p>
      <text:p text:style-name="P11"><text:tab/>repe<text:tab/>scasb<text:tab/><text:tab/>;</text:p>
      <text:p text:style-name="P11"><text:tab/>mov<text:tab/>edx,ecx<text:tab/><text:tab/>;</text:p>
      <text:p text:style-name="P11"><text:tab/>mov<text:tab/>ecx,edi<text:tab/><text:tab/>; colocando los byte despues</text:p>
      <text:p text:style-name="P11"><text:tab/>dec<text:tab/>ecx<text:tab/><text:tab/>; regresando </text:p>
      <text:p text:style-name="P11"><text:tab/>inc<text:tab/>edx<text:tab/><text:tab/>;</text:p>
      <text:p text:style-name="P11"></text:p>
      <text:p text:style-name="P11">;****************************************************************************</text:p>
      <text:p text:style-name="P11">; </text:p>
      <text:p text:style-name="P11">; ImpresionCadena </text:p>
      <text:p text:style-name="P11">;</text:p>
      <text:p text:style-name="P11">; ENTRADA: <text:s text:c="4"/>ds:ecx ==&gt; cadena, edx = tamanhio de cadena</text:p>
      <text:p text:style-name="P11">; SALIDA: <text:s text:c="3"/>CF , EAX = error </text:p>
      <text:p text:style-name="P11">; DESTROYED: eax</text:p>
      <text:p text:style-name="P11">;</text:p>
      <text:p text:style-name="P11">;****************************************************************************</text:p>
      <text:p text:style-name="P11">ImpresionCadena:</text:p>
      <text:p text:style-name="P11"><text:tab/>mov<text:tab/>ebx, 1<text:tab/><text:tab/>; </text:p>
      <text:p text:style-name="P11"><text:tab/>mov <text:s text:c="4"/>eax, 4h <text:s text:c="8"/>;</text:p>
      <text:p text:style-name="P11"><text:tab/>int<text:tab/>80h<text:tab/><text:tab/>; ignorando el valor de retorno</text:p>
      <text:p text:style-name="P11"><text:tab/>ret<text:tab/><text:tab/><text:tab/>;</text:p>
      <text:p text:style-name="P11"></text:p>
      <text:p text:style-name="P11">;****************************************************************************</text:p>
      <text:p text:style-name="P11">;</text:p>
      <text:p text:style-name="P11">; AgregandoNumeros</text:p>
      <text:p text:style-name="P11">; </text:p>
      <text:p text:style-name="P11">;</text:p>
      <text:p text:style-name="P11">; ENTRADA: <text:s text:c="4"/>es:edi ==&gt; num1, ds:esi ==&gt; num2, ecx= maximo tamanhio</text:p>
      <text:p text:style-name="P11">;<text:tab/><text:tab/>ds:ebp ==&gt; msd de num 1</text:p>
      <text:p text:style-name="P11">; SALIDA: <text:s text:c="3"/>CF set on overflow</text:p>
      <text:p text:style-name="P11">; DESTRUIR: eax, esi, edi</text:p>
      <text:p text:style-name="P11">;</text:p>
      <text:p text:style-name="P11">;****************************************************************************</text:p>
      <text:p text:style-name="P11">AgregandoNumeros:</text:p>
      <text:p text:style-name="P11"><text:tab/>dec<text:tab/>ebp<text:tab/><text:tab/>; </text:p>
      <text:p text:style-name="P11"><text:tab/>std<text:tab/><text:tab/><text:tab/>; go from LSB to MSB</text:p>
      <text:p text:style-name="P11"><text:tab/>clc<text:tab/><text:tab/><text:tab/>;</text:p>
      <text:p text:style-name="P11"><text:tab/>pushf<text:tab/><text:tab/><text:tab/>; save carry flag</text:p>
      <text:p text:style-name="P11">.top</text:p>
      <text:p text:style-name="P11"><text:tab/>mov<text:tab/>eax,0f0fh<text:tab/>; convert from ASCII BCD to BCD</text:p>
      <text:p text:style-name="P11"><text:tab/>and <text:s/><text:tab/>al,[esi]<text:tab/>; get next digit of number2 in al</text:p>
      <text:p text:style-name="P11"><text:tab/>and<text:tab/>ah,[edi]<text:tab/>; get next digit of number1 in ah</text:p>
      <text:p text:style-name="P11"><text:tab/>popf<text:tab/><text:tab/><text:tab/>; recall carry flag</text:p>
      <text:p text:style-name="P11"><text:tab/>adc<text:tab/>al,ah<text:tab/><text:tab/>; add these digits</text:p>
      <text:p text:style-name="P11"><text:tab/>aaa<text:tab/><text:tab/><text:tab/>; convert to BCD</text:p>
      <text:p text:style-name="P11"><text:tab/>pushf<text:tab/><text:tab/><text:tab/>;</text:p>
      <text:p text:style-name="P11"><text:tab/>add<text:tab/>al,'0'<text:tab/><text:tab/>; convert back to ASCII BCD digit</text:p>
      <text:p text:style-name="P11"><text:tab/>stosb<text:tab/><text:tab/><text:tab/>; save it and increment both counters</text:p>
      <text:p text:style-name="P11"><text:tab/>dec<text:tab/>esi<text:tab/><text:tab/>;</text:p>
      <text:p text:style-name="P11">;</text:p>
      <text:p text:style-name="P11"><text:tab/>cmp<text:tab/>edi,ebp<text:tab/><text:tab/>; are we at a new significant digit?</text:p>
      <text:p text:style-name="P11"><text:tab/>loopnz<text:tab/>.top<text:tab/><text:tab/>; keep going until we've got them all</text:p>
      <text:p text:style-name="P11"><text:tab/>cmp<text:tab/>al,'0'<text:tab/><text:tab/>; is it a zero?</text:p>
      <text:p text:style-name="P11"><text:tab/>jnz<text:tab/>.done<text:tab/><text:tab/>; yes, so keep </text:p>
      <text:p text:style-name="P11"><text:tab/>inc<text:tab/>ebp<text:tab/><text:tab/>;</text:p>
      <text:p text:style-name="P11">.done</text:p>
      <text:p text:style-name="P11"><text:tab/>popf<text:tab/><text:tab/><text:tab/>; recall carry flag</text:p>
      <text:p text:style-name="P11"><text:tab/>ret<text:tab/><text:tab/><text:tab/>;</text:p>
      <text:p text:style-name="P11"></text:p>
      <text:p text:style-name="P11">;****************************************************************************</text:p>
      <text:p text:style-name="P11">; </text:p>
      <text:p text:style-name="P11">; IncrementandoContador</text:p>
      <text:p text:style-name="P11">;</text:p>
      <text:p text:style-name="P11">; ENTRADA: <text:s text:c="4"/></text:p>
      <text:p text:style-name="P11">; SALIDA: <text:s text:c="3"/>CF set on overflow</text:p>
      <text:p text:style-name="P11">; DESTRUIR: eax, ecx, edi</text:p>
      <text:p text:style-name="P11">;</text:p>
      <text:p text:style-name="P11">;****************************************************************************</text:p>
      <text:p text:style-name="P11">IncrementandoContador:</text:p>
      <text:p text:style-name="P11"><text:tab/>mov<text:tab/>ecx,cntDigits<text:tab/>;</text:p>
      <text:p text:style-name="P11"><text:tab/>mov<text:tab/>edi,counter+cntDigits-1</text:p>
      <text:p text:style-name="P11"><text:tab/>std<text:tab/><text:tab/><text:tab/>; ir de <text:s/>LSB a MSB</text:p>
      <text:p text:style-name="P11"><text:tab/>stc<text:tab/><text:tab/><text:tab/>; esto es nuestro incremento</text:p>
      <text:p text:style-name="P11"><text:tab/>pushf<text:tab/><text:tab/><text:tab/>; salvando </text:p>
      <text:p text:style-name="P11">.top</text:p>
      <text:p text:style-name="P11"><text:tab/>mov<text:tab/>ax,000fh<text:tab/>; convirtiendo desde ASCII BCD a BCD</text:p>
      <text:p text:style-name="P11"><text:tab/>and<text:tab/>al,[edi]<text:tab/>; obteniendo los digitos de conteno</text:p>
      <text:p text:style-name="P11"><text:tab/>popf<text:tab/><text:tab/><text:tab/>; llamando a carry</text:p>
      <text:p text:style-name="P11"><text:tab/>adc<text:tab/>al,ah<text:tab/><text:tab/>; agregando los digitos</text:p>
      <text:p text:style-name="P11"><text:tab/>aaa<text:tab/><text:tab/><text:tab/>; convirtiendo a BCD</text:p>
      <text:p text:style-name="P11"><text:tab/>pushf<text:tab/><text:tab/><text:tab/>;</text:p>
      <text:p text:style-name="P11"><text:tab/>add<text:tab/>al,'0'<text:tab/><text:tab/>; convirtiendo a ASCII BCD</text:p>
      <text:p text:style-name="P11"><text:tab/>stosb<text:tab/><text:tab/><text:tab/>; guardando el incremento </text:p>
      <text:p text:style-name="P11"><text:tab/>loop<text:tab/>.top<text:tab/><text:tab/>;</text:p>
      <text:p text:style-name="P11"><text:tab/>popf<text:tab/><text:tab/><text:tab/>; rellamando a carry</text:p>
      <text:p text:style-name="P11"><text:tab/>ret<text:tab/><text:tab/><text:tab/>;</text:p>
      <text:p text:style-name="P11"><text:tab/></text:p>
      <text:p text:style-name="P11">;****************************************************************************</text:p>
      <text:p text:style-name="P11">;</text:p>
      <text:p text:style-name="P11">; CRLF</text:p>
      <text:p text:style-name="P11">; </text:p>
      <text:p text:style-name="P11">;</text:p>
      <text:p text:style-name="P11">; ENTRADA: <text:s text:c="4"/>ninguna</text:p>
      <text:p text:style-name="P11">; SALIDA: <text:s text:c="3"/>CF , AX </text:p>
      <text:p text:style-name="P11">; DESTRUIR: ax, bx, cx, dx</text:p>
      <text:p text:style-name="P11">;</text:p>
      <text:p text:style-name="P11">;****************************************************************************</text:p>
      <text:p text:style-name="P11">CRLF:<text:tab/>mov<text:tab/>ecx,eol<text:tab/><text:tab/>;</text:p>
      <text:p text:style-name="P11"><text:tab/>mov<text:tab/>edx,eollen<text:tab/>;</text:p>
      <text:p text:style-name="P11"><text:tab/>jmp<text:tab/>ImpresionCadena<text:tab/>;</text:p>
      <text:p text:style-name="P11"></text:p>
      <text:p text:style-name="P11">;****************************************************************************</text:p>
      <text:p text:style-name="P11">; data</text:p>
      <text:p text:style-name="P11">;****************************************************************************</text:p>
      <text:p text:style-name="P11">section .data</text:p>
      <text:p text:style-name="P11">eol<text:tab/>db <text:s/>10<text:tab/><text:tab/><text:tab/>; Lineas con Estilo de Linux</text:p>
      <text:p text:style-name="P11">eollen<text:tab/>equ $ - eol</text:p>
      <text:p text:style-name="P11"></text:p>
      <text:p text:style-name="P11">msg1<text:tab/>db <text:s/>'Fibonacci('<text:tab/>;</text:p>
      <text:p text:style-name="P11">msg1len<text:tab/>equ $ - msg1</text:p>
      <text:p text:style-name="P11">;****************************************************************************</text:p>
      <text:p text:style-name="P11">term dd maxTerms<text:tab/><text:tab/>;</text:p>
      <text:p text:style-name="P11">;****************************************************************************</text:p>
      <text:p text:style-name="P11">counter times cntDigits db '0'</text:p>
      <text:p text:style-name="P11"></text:p>
      <text:p text:style-name="P11">middle <text:s/>equ '): '</text:p>
      <text:p text:style-name="P11">msg2<text:tab/>dd <text:s/>0 ;en medio<text:tab/><text:tab/>;</text:p>
      <text:p text:style-name="P11">msg2len<text:tab/>equ 3</text:p>
      <text:p text:style-name="P11"></text:p>
      <text:p text:style-name="P11">msd1 dd num1+digits-1<text:tab/><text:tab/>; apuntando al digito mas significativo de num1</text:p>
      <text:p text:style-name="P11">msd2 dd num2+digits-1<text:tab/><text:tab/>; apuntando al digito mas significativo de num2</text:p>
      <text:p text:style-name="P11"></text:p>
      <text:p text:style-name="P11">num1 times digits db 0</text:p>
      <text:p text:style-name="P11">num2 times digits db 0</text:p>
      <text:p text:style-name="P11">overrun times 4 db 0<text:tab/><text:tab/>; extrayendo el espacio</text:p>
      <text:p text:style-name="P6"><text:tab/><text:tab/></text:p>
      <text:list text:style-name="L1" text:continue-numbering="true">
        <text:list-item>
          <text:h text:style-name="P15" text:outline-level="1">Resultado</text:h>
        </text:list-item>
      </text:list>
      <text:p text:style-name="P12"><text:span text:style-name="T1">Fibonacci(1): 1</text:span></text:p>
      <text:p text:style-name="P13">Fibonacci(2): 1</text:p>
      <text:p text:style-name="P13">Fibonacci(3): 2</text:p>
      <text:p text:style-name="P13">Fibonacci(4): 3</text:p>
      <text:p text:style-name="P13">Fibonacci(5): 5</text:p>
      <text:p text:style-name="P13">Fibonacci(6): 8</text:p>
      <text:p text:style-name="P13">Fibonacci(7): 13</text:p>
      <text:p text:style-name="P13">Fibonacci(8): 21</text:p>
      <text:p text:style-name="P13">Fibonacci(9): 34</text:p>
      <text:p text:style-name="P13">Fibonacci(10): 55</text:p>
      <text:p text:style-name="P13">Fibonacci(11): 89</text:p>
      <text:p text:style-name="P13">Fibonacci(12): 144</text:p>
      <text:p text:style-name="P13">Fibonacci(13): 233</text:p>
      <text:p text:style-name="P13">Fibonacci(14): 377</text:p>
      <text:p text:style-name="P13">Fibonacci(15): 610</text:p>
      <text:p text:style-name="P13">Fibonacci(16): 987</text:p>
      <text:p text:style-name="P13">Fibonacci(17): 1597</text:p>
      <text:p text:style-name="P13">Fibonacci(18): 2584</text:p>
      <text:p text:style-name="P13">Fibonacci(19): 4181</text:p>
      <text:p text:style-name="P13">Fibonacci(20): 6765</text:p>
      <text:p text:style-name="P13">Fibonacci(21): 10946</text:p>
      <text:p text:style-name="P13">Fibonacci(22): 17711</text:p>
      <text:p text:style-name="P13">Fibonacci(23): 28657</text:p>
      <text:p text:style-name="P13">Fibonacci(24): 46368</text:p>
      <text:p text:style-name="P13">Fibonacci(25): 75025</text:p>
      <text:p text:style-name="P13">Fibonacci(26): 121393</text:p>
      <text:p text:style-name="P13">Fibonacci(27): 196418</text:p>
      <text:p text:style-name="P13">Fibonacci(28): 317811</text:p>
      <text:p text:style-name="P13">Fibonacci(29): 514229</text:p>
      <text:p text:style-name="P13">Fibonacci(30): 832040</text:p>
      <text:p text:style-name="P13">Fibonacci(31): 1346269</text:p>
      <text:p text:style-name="P13">Fibonacci(32): 2178309</text:p>
      <text:p text:style-name="P13">Fibonacci(33): 3524578</text:p>
      <text:p text:style-name="P13">Fibonacci(34): 5702887</text:p>
      <text:p text:style-name="P13">Fibonacci(35): 9227465</text:p>
      <text:p text:style-name="P13">Fibonacci(36): 14930352</text:p>
      <text:p text:style-name="P13">Fibonacci(37): 24157817</text:p>
      <text:p text:style-name="P13">Fibonacci(38): 39088169</text:p>
      <text:p text:style-name="P13">Fibonacci(39): 63245986</text:p>
      <text:p text:style-name="P13">Fibonacci(40): 102334155</text:p>
      <text:p text:style-name="P13">Fibonacci(41): 165580141</text:p>
      <text:p text:style-name="P13">Fibonacci(42): 267914296</text:p>
      <text:p text:style-name="P13">Fibonacci(43): 433494437</text:p>
      <text:p text:style-name="P13">Fibonacci(44): 701408733</text:p>
      <text:p text:style-name="P13">Fibonacci(45): 1134903170</text:p>
      <text:p text:style-name="P13">Fibonacci(46): 1836311903</text:p>
      <text:p text:style-name="P13">Fibonacci(47): 2971215073</text:p>
      <text:p text:style-name="P13">Fibonacci(48): 4807526976</text:p>
      <text:p text:style-name="P13">Fibonacci(49): 7778742049</text:p>
      <text:p text:style-name="P13">Fibonacci(50): 12586269025</text:p>
      <text:p text:style-name="P14"/>
      <text:list text:style-name="L1" text:continue-numbering="true">
        <text:list-item>
          <text:h text:style-name="P15" text:outline-level="1">Conclusiones</text:h>
        </text:list-item>
      </text:list>
      <text:p text:style-name="P5">EL algoritmo desarrollador en asembler es altamente eficiente resolviendose para los 50 numeros en:</text:p>
      <text:p text:style-name="P5">real <text:s text:c="3"/>0m0.004s</text:p>
      <text:p text:style-name="P5">user <text:s text:c="3"/>0m0.000s</text:p>
      <text:p text:style-name="P5">sys <text:s text:c="4"/>0m0.000s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P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style style:name="P1" style:family="paragraph" style:parent-style-name="Header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DejaVu Sans1" fo:font-size="8pt" fo:font-weight="bold" style:font-size-asian="8pt" style:font-weight-asian="bold" style:font-size-complex="8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Arquitectura de Computadores <text:s/><text:tab/><text:tab/>ST-314U</text:p>
      </style:header>
      <style:footer>
        <text:p text:style-name="P2">SERIE FIBONACCI<text:tab/><text:tab/><text:tab/><text:tab/><text:tab/><text:tab/><text:tab/><text:tab/><text:tab/><text:tab/>Pág.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unimauro</meta:initial-creator>
    <meta:creation-date>2007-07-12T15:33:07</meta:creation-date>
    <dc:creator>unimauro</dc:creator>
    <dc:date>2007-07-12T16:22:21</dc:date>
    <dc:language>es-PE</dc:language>
    <meta:editing-cycles>2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321" meta:word-count="1024" meta:character-count="8573"/>
  </office:meta>
</office:document-meta>
</file>